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ableMapImpl.get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ableMapImpl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ableMapImpl.addObject( Object ke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ableMap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ableMapImpl.ManageableMapImp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